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21pt" style:font-size-asian="21pt" style:font-size-complex="2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1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27pt" style:font-size-asian="27pt" style:font-size-complex="27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 style:font-family-generic="swiss"/>
    </style:style>
    <style:style style:name="ce25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transparent"/>
    </style:style>
    <style:style style:name="ce3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transparent"/>
    </style:style>
    <style:style style:name="ce31" style:family="table-cell" style:parent-style-name="Default" style:data-style-name="N30">
      <style:table-cell-properties fo:border="thin solid #000000" fo:background-color="transparent"/>
    </style:style>
    <style:style style:name="ce3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3" style:family="table-cell" style:parent-style-name="Default" style:data-style-name="N30">
      <style:table-cell-properties fo:border="thin solid #000000" style:vertical-align="automatic" fo:wrap-option="wrap" fo:background-color="transparent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1852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48166666666667cm"/>
    </style:style>
    <style:style style:name="ro1" style:family="table-row">
      <style:table-row-properties style:row-height="6.95pt" style:use-optimal-row-height="false" fo:break-before="auto"/>
    </style:style>
    <style:style style:name="ro2" style:family="table-row">
      <style:table-row-properties style:row-height="29.1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1.1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38.1pt" style:use-optimal-row-height="false" fo:break-before="auto"/>
    </style:style>
    <style:style style:name="ro7" style:family="table-row">
      <style:table-row-properties style:row-height="18.9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10" table:number-columns-repeated="16369" table:default-cell-style-name="ce3"/>
        <table:table-row table:style-name="ro1">
          <table:table-cell office:value-type="string" table:style-name="ce2">
            <text:p>Cross-List_From_Proj1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Cross Reference from Project 1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You are to fill-in with where located in code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6">
            <text:p>Chapter</text:p>
          </table:table-cell>
          <table:table-cell office:value-type="string" table:number-columns-spanned="2" table:number-rows-spanned="1" table:style-name="ce18">
            <text:p>Section</text:p>
          </table:table-cell>
          <table:covered-table-cell/>
          <table:table-cell office:value-type="string" table:number-columns-spanned="2" table:number-rows-spanned="1" table:style-name="ce19">
            <text:p>Topic</text:p>
          </table:table-cell>
          <table:covered-table-cell/>
          <table:table-cell office:value-type="string" table:number-columns-spanned="2" table:number-rows-spanned="1" table:style-name="ce34">
            <text:p>Where Line #''s</text:p>
          </table:table-cell>
          <table:covered-table-cell/>
          <table:table-cell office:value-type="string" table:style-name="ce6">
            <text:p>Pts</text:p>
          </table:table-cell>
          <table:table-cell office:value-type="string" table:number-columns-spanned="3" table:number-rows-spanned="1" table:style-name="ce19">
            <text:p>Notes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float" office:value="2" table:number-columns-spanned="2" table:number-rows-spanned="1" table:style-name="ce20">
            <text:p>2</text:p>
          </table:table-cell>
          <table:covered-table-cell/>
          <table:table-cell office:value-type="string" table:number-columns-spanned="2" table:number-rows-spanned="1" table:style-name="ce21">
            <text:p>cout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3" table:number-columns-spanned="2" table:number-rows-spanned="1" table:style-name="ce20">
            <text:p>3</text:p>
          </table:table-cell>
          <table:covered-table-cell/>
          <table:table-cell office:value-type="string" table:number-columns-spanned="2" table:number-rows-spanned="1" table:style-name="ce21">
            <text:p>libraries</text:p>
          </table:table-cell>
          <table:covered-table-cell/>
          <table:table-cell office:value-type="string" table:number-columns-spanned="2" table:number-rows-spanned="1" table:style-name="ce33">
            <text:p>10-16</text:p>
          </table:table-cell>
          <table:covered-table-cell/>
          <table:table-cell office:value-type="float" office:value="5" table:style-name="ce7">
            <text:p>5</text:p>
          </table:table-cell>
          <table:table-cell office:value-type="string" table:number-columns-spanned="3" table:number-rows-spanned="1" table:style-name="ce21">
            <text:p>iostream, iomanip, cmath, cstdlib, fstream, string, ctime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4" table:number-columns-spanned="2" table:number-rows-spanned="1" table:style-name="ce20">
            <text:p>4</text:p>
          </table:table-cell>
          <table:covered-table-cell/>
          <table:table-cell office:value-type="string" table:number-columns-spanned="2" table:number-rows-spanned="1" table:style-name="ce21">
            <text:p>variables/literal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office:value-type="string" table:number-columns-spanned="3" table:number-rows-spanned="1" table:style-name="ce21">
            <text:p>No variables in global area, failed project!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5" table:number-columns-spanned="2" table:number-rows-spanned="1" table:style-name="ce20">
            <text:p>5</text:p>
          </table:table-cell>
          <table:covered-table-cell/>
          <table:table-cell office:value-type="string" table:number-columns-spanned="2" table:number-rows-spanned="1" table:style-name="ce21">
            <text:p>Identifier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6" table:number-columns-spanned="2" table:number-rows-spanned="1" table:style-name="ce20">
            <text:p>6</text:p>
          </table:table-cell>
          <table:covered-table-cell/>
          <table:table-cell office:value-type="string" table:number-columns-spanned="2" table:number-rows-spanned="1" table:style-name="ce21">
            <text:p>Integers</text:p>
          </table:table-cell>
          <table:covered-table-cell/>
          <table:table-cell office:value-type="string" table:number-columns-spanned="2" table:number-rows-spanned="1" table:style-name="ce33">
            <text:p>40-45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7" table:number-columns-spanned="2" table:number-rows-spanned="1" table:style-name="ce20">
            <text:p>7</text:p>
          </table:table-cell>
          <table:covered-table-cell/>
          <table:table-cell office:value-type="string" table:number-columns-spanned="2" table:number-rows-spanned="1" table:style-name="ce21">
            <text:p>Characters</text:p>
          </table:table-cell>
          <table:covered-table-cell/>
          <table:table-cell office:value-type="string" table:number-columns-spanned="2" table:number-rows-spanned="1" table:style-name="ce33">
            <text:p>39,67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8" table:number-columns-spanned="2" table:number-rows-spanned="1" table:style-name="ce20">
            <text:p>8</text:p>
          </table:table-cell>
          <table:covered-table-cell/>
          <table:table-cell office:value-type="string" table:number-columns-spanned="2" table:number-rows-spanned="1" table:style-name="ce21">
            <text:p>Strings</text:p>
          </table:table-cell>
          <table:covered-table-cell/>
          <table:table-cell office:value-type="string" table:number-columns-spanned="2" table:number-rows-spanned="1" table:style-name="ce33">
            <text:p>51-52,66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9" table:number-columns-spanned="2" table:number-rows-spanned="1" table:style-name="ce20">
            <text:p>9</text:p>
          </table:table-cell>
          <table:covered-table-cell/>
          <table:table-cell office:value-type="string" table:number-columns-spanned="2" table:number-rows-spanned="1" table:style-name="ce21">
            <text:p>Floats <text:s/>No Doubles</text:p>
          </table:table-cell>
          <table:covered-table-cell/>
          <table:table-cell office:value-type="string" table:number-columns-spanned="2" table:number-rows-spanned="1" table:style-name="ce33">
            <text:p>46</text:p>
          </table:table-cell>
          <table:covered-table-cell/>
          <table:table-cell office:value-type="float" office:value="1" table:style-name="ce7">
            <text:p>1</text:p>
          </table:table-cell>
          <table:table-cell office:value-type="string" table:number-columns-spanned="3" table:number-rows-spanned="1" table:style-name="ce21">
            <text:p>Using doubles will fail the project, floats OK!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0" table:number-columns-spanned="2" table:number-rows-spanned="1" table:style-name="ce20">
            <text:p>10</text:p>
          </table:table-cell>
          <table:covered-table-cell/>
          <table:table-cell office:value-type="string" table:number-columns-spanned="2" table:number-rows-spanned="1" table:style-name="ce21">
            <text:p>Bools</text:p>
          </table:table-cell>
          <table:covered-table-cell/>
          <table:table-cell office:value-type="string" table:number-columns-spanned="2" table:number-rows-spanned="1" table:style-name="ce33">
            <text:p>47-50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1" table:number-columns-spanned="2" table:number-rows-spanned="1" table:style-name="ce20">
            <text:p>11</text:p>
          </table:table-cell>
          <table:covered-table-cell/>
          <table:table-cell office:value-type="string" table:number-columns-spanned="2" table:number-rows-spanned="1" table:style-name="ce21">
            <text:p>Sizeof *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2" table:number-columns-spanned="2" table:number-rows-spanned="1" table:style-name="ce20">
            <text:p>12</text:p>
          </table:table-cell>
          <table:covered-table-cell/>
          <table:table-cell office:value-type="string" table:number-columns-spanned="2" table:number-rows-spanned="1" table:style-name="ce21">
            <text:p>Variables 7 characters or les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office:value-type="string" table:number-columns-spanned="3" table:number-rows-spanned="1" table:style-name="ce21">
            <text:p>All variables &lt;= 7 characters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3" table:number-columns-spanned="2" table:number-rows-spanned="1" table:style-name="ce20">
            <text:p>13</text:p>
          </table:table-cell>
          <table:covered-table-cell/>
          <table:table-cell office:value-type="string" table:number-columns-spanned="2" table:number-rows-spanned="1" table:style-name="ce21">
            <text:p>Scope ***** <text:s/>No Global Variable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4" table:number-columns-spanned="2" table:number-rows-spanned="1" table:style-name="ce20">
            <text:p>14</text:p>
          </table:table-cell>
          <table:covered-table-cell/>
          <table:table-cell office:value-type="string" table:number-columns-spanned="2" table:number-rows-spanned="1" table:style-name="ce21">
            <text:p>Arithmetic operator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5" table:number-columns-spanned="2" table:number-rows-spanned="1" table:style-name="ce20">
            <text:p>15</text:p>
          </table:table-cell>
          <table:covered-table-cell/>
          <table:table-cell office:value-type="string" table:number-columns-spanned="2" table:number-rows-spanned="1" table:style-name="ce21">
            <text:p>Comments 20%+</text:p>
          </table:table-cell>
          <table:covered-table-cell/>
          <table:table-cell office:value-type="string" table:number-columns-spanned="2" table:number-rows-spanned="1" table:style-name="ce33">
            <text:p>.txt, 24%</text:p>
          </table:table-cell>
          <table:covered-table-cell/>
          <table:table-cell office:value-type="float" office:value="2" table:style-name="ce7">
            <text:p>2</text:p>
          </table:table-cell>
          <table:table-cell office:value-type="string" table:number-columns-spanned="3" table:number-rows-spanned="1" table:style-name="ce21">
            <text:p>Model as pseudo code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6" table:number-columns-spanned="2" table:number-rows-spanned="1" table:style-name="ce20">
            <text:p>16</text:p>
          </table:table-cell>
          <table:covered-table-cell/>
          <table:table-cell office:value-type="string" table:number-columns-spanned="2" table:number-rows-spanned="1" table:style-name="ce21">
            <text:p>Named Constant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office:value-type="string" table:number-columns-spanned="3" table:number-rows-spanned="1" table:style-name="ce21">
            <text:p>All Local, only Conversions/Physics/Math in Global area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7" table:number-columns-spanned="2" table:number-rows-spanned="1" table:style-name="ce20">
            <text:p>17</text:p>
          </table:table-cell>
          <table:covered-table-cell/>
          <table:table-cell office:value-type="string" table:number-columns-spanned="2" table:number-rows-spanned="1" table:style-name="ce21">
            <text:p>Programming Style ***** Emulate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office:value-type="string" table:number-columns-spanned="3" table:number-rows-spanned="1" table:style-name="ce21">
            <text:p>Emulate style in book/in class repositiory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float" office:value="1" table:number-columns-spanned="2" table:number-rows-spanned="1" table:style-name="ce20">
            <text:p>1</text:p>
          </table:table-cell>
          <table:covered-table-cell/>
          <table:table-cell office:value-type="string" table:number-columns-spanned="2" table:number-rows-spanned="1" table:style-name="ce21">
            <text:p>cin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2" table:number-columns-spanned="2" table:number-rows-spanned="1" table:style-name="ce20">
            <text:p>2</text:p>
          </table:table-cell>
          <table:covered-table-cell/>
          <table:table-cell office:value-type="string" table:number-columns-spanned="2" table:number-rows-spanned="1" table:style-name="ce21">
            <text:p>Math Expression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3" table:number-columns-spanned="2" table:number-rows-spanned="1" table:style-name="ce20">
            <text:p>3</text:p>
          </table:table-cell>
          <table:covered-table-cell/>
          <table:table-cell office:value-type="string" table:number-columns-spanned="2" table:number-rows-spanned="1" table:style-name="ce21">
            <text:p>Mixing data types 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4" table:number-columns-spanned="2" table:number-rows-spanned="1" table:style-name="ce20">
            <text:p>4</text:p>
          </table:table-cell>
          <table:covered-table-cell/>
          <table:table-cell office:value-type="string" table:number-columns-spanned="2" table:number-rows-spanned="1" table:style-name="ce21">
            <text:p>Overflow/Underflow 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5" table:number-columns-spanned="2" table:number-rows-spanned="1" table:style-name="ce20">
            <text:p>5</text:p>
          </table:table-cell>
          <table:covered-table-cell/>
          <table:table-cell office:value-type="string" table:number-columns-spanned="2" table:number-rows-spanned="1" table:style-name="ce21">
            <text:p>Type Casting</text:p>
          </table:table-cell>
          <table:covered-table-cell/>
          <table:table-cell office:value-type="string" table:number-columns-spanned="2" table:number-rows-spanned="1" table:style-name="ce33">
            <text:p>35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6" table:number-columns-spanned="2" table:number-rows-spanned="1" table:style-name="ce20">
            <text:p>6</text:p>
          </table:table-cell>
          <table:covered-table-cell/>
          <table:table-cell office:value-type="string" table:number-columns-spanned="2" table:number-rows-spanned="1" table:style-name="ce21">
            <text:p>Multiple assignment *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7" table:number-columns-spanned="2" table:number-rows-spanned="1" table:style-name="ce20">
            <text:p>7</text:p>
          </table:table-cell>
          <table:covered-table-cell/>
          <table:table-cell office:value-type="string" table:number-columns-spanned="2" table:number-rows-spanned="1" table:style-name="ce21">
            <text:p>Formatting output</text:p>
          </table:table-cell>
          <table:covered-table-cell/>
          <table:table-cell office:value-type="string" table:number-columns-spanned="2" table:number-rows-spanned="1" table:style-name="ce33">
            <text:p>107-108,112-113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8" table:number-columns-spanned="2" table:number-rows-spanned="1" table:style-name="ce20">
            <text:p>8</text:p>
          </table:table-cell>
          <table:covered-table-cell/>
          <table:table-cell office:value-type="string" table:number-columns-spanned="2" table:number-rows-spanned="1" table:style-name="ce21">
            <text:p>Strings</text:p>
          </table:table-cell>
          <table:covered-table-cell/>
          <table:table-cell office:value-type="string" table:number-columns-spanned="2" table:number-rows-spanned="1" table:style-name="ce33">
            <text:p>51-52,66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9" table:number-columns-spanned="2" table:number-rows-spanned="1" table:style-name="ce20">
            <text:p>9</text:p>
          </table:table-cell>
          <table:covered-table-cell/>
          <table:table-cell office:value-type="string" table:number-columns-spanned="2" table:number-rows-spanned="1" table:style-name="ce21">
            <text:p>Math Library</text:p>
          </table:table-cell>
          <table:covered-table-cell/>
          <table:table-cell office:value-type="string" table:number-columns-spanned="2" table:number-rows-spanned="1" table:style-name="ce33">
            <text:p>61</text:p>
          </table:table-cell>
          <table:covered-table-cell/>
          <table:table-cell office:value-type="float" office:value="1" table:style-name="ce7">
            <text:p>1</text:p>
          </table:table-cell>
          <table:table-cell office:value-type="string" table:number-columns-spanned="3" table:number-rows-spanned="1" table:style-name="ce21">
            <text:p>All libraries included have to be used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0" table:number-columns-spanned="2" table:number-rows-spanned="1" table:style-name="ce20">
            <text:p>10</text:p>
          </table:table-cell>
          <table:covered-table-cell/>
          <table:table-cell office:value-type="string" table:number-columns-spanned="2" table:number-rows-spanned="1" table:style-name="ce21">
            <text:p>Hand tracing <text:s/>**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4" table:style-name="ce7">
            <text:p>4</text:p>
          </table:table-cell>
          <table:table-cell office:value-type="float" office:value="1" table:number-columns-spanned="2" table:number-rows-spanned="1" table:style-name="ce20">
            <text:p>1</text:p>
          </table:table-cell>
          <table:covered-table-cell/>
          <table:table-cell office:value-type="string" table:number-columns-spanned="2" table:number-rows-spanned="1" table:style-name="ce21">
            <text:p>Relational Operators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2" table:number-columns-spanned="2" table:number-rows-spanned="1" table:style-name="ce20">
            <text:p>2</text:p>
          </table:table-cell>
          <table:covered-table-cell/>
          <table:table-cell office:value-type="string" table:number-columns-spanned="2" table:number-rows-spanned="1" table:style-name="ce21">
            <text:p>if</text:p>
          </table:table-cell>
          <table:covered-table-cell/>
          <table:table-cell office:value-type="string" table:number-columns-spanned="2" table:number-rows-spanned="1" table:style-name="ce33">
            <text:p>75,88</text:p>
          </table:table-cell>
          <table:covered-table-cell/>
          <table:table-cell office:value-type="float" office:value="1" table:style-name="ce7">
            <text:p>1</text:p>
          </table:table-cell>
          <table:table-cell office:value-type="string" table:number-columns-spanned="3" table:number-rows-spanned="1" table:style-name="ce21">
            <text:p>Independent if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4" table:number-columns-spanned="2" table:number-rows-spanned="1" table:style-name="ce20">
            <text:p>4</text:p>
          </table:table-cell>
          <table:covered-table-cell/>
          <table:table-cell office:value-type="string" table:number-columns-spanned="2" table:number-rows-spanned="1" table:style-name="ce21">
            <text:p>If-else</text:p>
          </table:table-cell>
          <table:covered-table-cell/>
          <table:table-cell office:value-type="string" table:number-columns-spanned="2" table:number-rows-spanned="1" table:style-name="ce33">
            <text:p>105-110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5" table:number-columns-spanned="2" table:number-rows-spanned="1" table:style-name="ce20">
            <text:p>5</text:p>
          </table:table-cell>
          <table:covered-table-cell/>
          <table:table-cell office:value-type="string" table:number-columns-spanned="2" table:number-rows-spanned="1" table:style-name="ce21">
            <text:p>Nesting</text:p>
          </table:table-cell>
          <table:covered-table-cell/>
          <table:table-cell office:value-type="string" table:number-columns-spanned="2" table:number-rows-spanned="1" table:style-name="ce33">
            <text:p>597-605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6" table:number-columns-spanned="2" table:number-rows-spanned="1" table:style-name="ce20">
            <text:p>6</text:p>
          </table:table-cell>
          <table:covered-table-cell/>
          <table:table-cell office:value-type="string" table:number-columns-spanned="2" table:number-rows-spanned="1" table:style-name="ce21">
            <text:p>If-else-if</text:p>
          </table:table-cell>
          <table:covered-table-cell/>
          <table:table-cell office:value-type="string" table:number-columns-spanned="2" table:number-rows-spanned="1" table:style-name="ce33">
            <text:p>168-258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7" table:number-columns-spanned="2" table:number-rows-spanned="1" table:style-name="ce20">
            <text:p>7</text:p>
          </table:table-cell>
          <table:covered-table-cell/>
          <table:table-cell office:value-type="string" table:number-columns-spanned="2" table:number-rows-spanned="1" table:style-name="ce21">
            <text:p>Flags *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8" table:number-columns-spanned="2" table:number-rows-spanned="1" table:style-name="ce20">
            <text:p>8</text:p>
          </table:table-cell>
          <table:covered-table-cell/>
          <table:table-cell office:value-type="string" table:number-columns-spanned="2" table:number-rows-spanned="1" table:style-name="ce21">
            <text:p>Logical operators</text:p>
          </table:table-cell>
          <table:covered-table-cell/>
          <table:table-cell office:value-type="string" table:number-columns-spanned="2" table:number-rows-spanned="1" table:style-name="ce33">
            <text:p>543,546,610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1" table:number-columns-spanned="2" table:number-rows-spanned="1" table:style-name="ce20">
            <text:p>11</text:p>
          </table:table-cell>
          <table:covered-table-cell/>
          <table:table-cell office:value-type="string" table:number-columns-spanned="2" table:number-rows-spanned="1" table:style-name="ce21">
            <text:p>Validating user input</text:p>
          </table:table-cell>
          <table:covered-table-cell/>
          <table:table-cell office:value-type="string" table:number-columns-spanned="2" table:number-rows-spanned="1" table:style-name="ce33">
            <text:p>134-139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3" table:number-columns-spanned="2" table:number-rows-spanned="1" table:style-name="ce20">
            <text:p>13</text:p>
          </table:table-cell>
          <table:covered-table-cell/>
          <table:table-cell office:value-type="string" table:number-columns-spanned="2" table:number-rows-spanned="1" table:style-name="ce21">
            <text:p>Conditional Operator</text:p>
          </table:table-cell>
          <table:covered-table-cell/>
          <table:table-cell office:value-type="string" table:number-columns-spanned="2" table:number-rows-spanned="1" table:style-name="ce33">
            <text:p>75,88,148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4" table:number-columns-spanned="2" table:number-rows-spanned="1" table:style-name="ce20">
            <text:p>14</text:p>
          </table:table-cell>
          <table:covered-table-cell/>
          <table:table-cell office:value-type="string" table:number-columns-spanned="2" table:number-rows-spanned="1" table:style-name="ce21">
            <text:p>Switch</text:p>
          </table:table-cell>
          <table:covered-table-cell/>
          <table:table-cell office:value-type="string" table:number-columns-spanned="2" table:number-rows-spanned="1" table:style-name="ce33">
            <text:p>72-102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5" table:style-name="ce7">
            <text:p>5</text:p>
          </table:table-cell>
          <table:table-cell office:value-type="float" office:value="1" table:number-columns-spanned="2" table:number-rows-spanned="1" table:style-name="ce20">
            <text:p>1</text:p>
          </table:table-cell>
          <table:covered-table-cell/>
          <table:table-cell office:value-type="string" table:number-columns-spanned="2" table:number-rows-spanned="1" table:style-name="ce21">
            <text:p>Increment/Decrement</text:p>
          </table:table-cell>
          <table:covered-table-cell/>
          <table:table-cell office:value-type="string" table:number-columns-spanned="2" table:number-rows-spanned="1" table:style-name="ce33">
            <text:p>148,286,536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2" table:number-columns-spanned="2" table:number-rows-spanned="1" table:style-name="ce20">
            <text:p>2</text:p>
          </table:table-cell>
          <table:covered-table-cell/>
          <table:table-cell office:value-type="string" table:number-columns-spanned="2" table:number-rows-spanned="1" table:style-name="ce21">
            <text:p>While</text:p>
          </table:table-cell>
          <table:covered-table-cell/>
          <table:table-cell office:value-type="string" table:number-columns-spanned="2" table:number-rows-spanned="1" table:style-name="ce33">
            <text:p>134,161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5" table:number-columns-spanned="2" table:number-rows-spanned="1" table:style-name="ce20">
            <text:p>5</text:p>
          </table:table-cell>
          <table:covered-table-cell/>
          <table:table-cell office:value-type="string" table:number-columns-spanned="2" table:number-rows-spanned="1" table:style-name="ce21">
            <text:p>Do-while</text:p>
          </table:table-cell>
          <table:covered-table-cell/>
          <table:table-cell office:value-type="string" table:number-columns-spanned="2" table:number-rows-spanned="1" table:style-name="ce33">
            <text:p>154-277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6" table:number-columns-spanned="2" table:number-rows-spanned="1" table:style-name="ce20">
            <text:p>6</text:p>
          </table:table-cell>
          <table:covered-table-cell/>
          <table:table-cell office:value-type="string" table:number-columns-spanned="2" table:number-rows-spanned="1" table:style-name="ce21">
            <text:p>For loop</text:p>
          </table:table-cell>
          <table:covered-table-cell/>
          <table:table-cell office:value-type="string" table:number-columns-spanned="2" table:number-rows-spanned="1" table:style-name="ce33">
            <text:p>148,286</text:p>
          </table:table-cell>
          <table:covered-table-cell/>
          <table:table-cell office:value-type="float" office:value="1" table:style-name="ce7">
            <text:p>1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1" table:number-columns-spanned="2" table:number-rows-spanned="1" table:style-name="ce20">
            <text:p>11</text:p>
          </table:table-cell>
          <table:covered-table-cell/>
          <table:table-cell office:value-type="string" table:number-columns-spanned="2" table:number-rows-spanned="1" table:style-name="ce21">
            <text:p>Files input/output both</text:p>
          </table:table-cell>
          <table:covered-table-cell/>
          <table:table-cell office:value-type="string" table:number-columns-spanned="2" table:number-rows-spanned="1" table:style-name="ce33">
            <text:p>68-69,121-122</text:p>
          </table:table-cell>
          <table:covered-table-cell/>
          <table:table-cell office:value-type="float" office:value="2" table:style-name="ce7">
            <text:p>2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/>
        </table:table-row>
        <table:table-row table:style-name="ro4">
          <table:table-cell table:style-name="ce9"/>
          <table:table-cell office:value-type="float" office:value="12" table:number-columns-spanned="2" table:number-rows-spanned="1" table:style-name="ce20">
            <text:p>12</text:p>
          </table:table-cell>
          <table:covered-table-cell/>
          <table:table-cell office:value-type="string" table:number-columns-spanned="2" table:number-rows-spanned="1" table:style-name="ce21">
            <text:p>No breaks in loops ******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9"/>
          <table:table-cell office:value-type="string" table:number-columns-spanned="3" table:number-rows-spanned="1" table:style-name="ce21">
            <text:p>Failed Project if included</text:p>
          </table:table-cell>
          <table:covered-table-cell table:number-columns-repeated="2"/>
          <table:table-cell table:number-columns-repeated="16373" table:style-name="ce3"/>
        </table:table-row>
        <table:table-row table:style-name="ro4">
          <table:table-cell table:style-name="ce9"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 table:style-name="ce3"/>
        </table:table-row>
        <table:table-row table:style-name="ro4">
          <table:table-cell table:style-name="ce9"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33"/>
          <table:covered-table-cell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3" table:style-name="ce3"/>
        </table:table-row>
        <table:table-row table:style-name="ro4">
          <table:table-cell office:value-type="string" table:style-name="ce8">
            <text:p>****** Not re</text:p>
          </table:table-cell>
          <table:table-cell office:value-type="string" table:number-columns-spanned="2" table:number-rows-spanned="1" table:style-name="ce21">
            <text:p>quired to</text:p>
          </table:table-cell>
          <table:covered-table-cell/>
          <table:table-cell office:value-type="string" table:number-columns-spanned="2" table:number-rows-spanned="1" table:style-name="ce21">
            <text:p>show</text:p>
          </table:table-cell>
          <table:covered-table-cell/>
          <table:table-cell office:value-type="string" table:number-columns-spanned="2" table:number-rows-spanned="1" table:style-name="ce21">
            <text:p>Total</text:p>
          </table:table-cell>
          <table:covered-table-cell/>
          <table:table-cell office:value-type="float" office:value="30" table:style-name="ce10">
            <text:p>30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3" table:style-name="ce3"/>
        </table:table-row>
        <table:table-row table:style-name="ro5">
          <table:table-cell office:value-type="string" table:style-name="ce11">
            <text:p>Cross_List_For_Proj2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12">
            <text:p>Cross Reference for Project 2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3">
            <text:p>You are to fill-in with where located in code</text:p>
          </table:table-cell>
          <table:table-cell table:number-columns-repeated="16383" table:style-name="ce3"/>
        </table:table-row>
        <table:table-row table:style-name="ro8">
          <table:table-cell office:value-type="string" table:number-columns-spanned="2" table:number-rows-spanned="1" table:style-name="ce23">
            <text:p>Chapter</text:p>
          </table:table-cell>
          <table:covered-table-cell/>
          <table:table-cell office:value-type="string" table:number-columns-spanned="2" table:number-rows-spanned="1" table:style-name="ce23">
            <text:p>Section</text:p>
          </table:table-cell>
          <table:covered-table-cell/>
          <table:table-cell office:value-type="string" table:number-columns-spanned="2" table:number-rows-spanned="1" table:style-name="ce24">
            <text:p>Topic</text:p>
          </table:table-cell>
          <table:covered-table-cell/>
          <table:table-cell office:value-type="string" table:number-columns-spanned="3" table:number-rows-spanned="1" table:style-name="ce23">
            <text:p>Where Line #''s</text:p>
          </table:table-cell>
          <table:covered-table-cell table:number-columns-repeated="2"/>
          <table:table-cell office:value-type="string" table:style-name="ce14">
            <text:p>Pts</text:p>
          </table:table-cell>
          <table:table-cell office:value-type="string" table:number-columns-spanned="3" table:number-rows-spanned="1" table:style-name="ce24">
            <text:p>Notes</text:p>
          </table:table-cell>
          <table:covered-table-cell table:number-columns-repeated="2"/>
          <table:table-cell table:number-columns-repeated="16371"/>
        </table:table-row>
        <table:table-row table:style-name="ro3">
          <table:table-cell office:value-type="float" office:value="6" table:number-columns-spanned="2" table:number-rows-spanned="1" table:style-name="ce25">
            <text:p>6</text:p>
          </table:table-cell>
          <table:covered-table-cell/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Function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3" table:number-columns-spanned="2" table:number-rows-spanned="1" table:style-name="ce25">
            <text:p>3</text:p>
          </table:table-cell>
          <table:covered-table-cell/>
          <table:table-cell office:value-type="string" table:number-columns-spanned="2" table:number-rows-spanned="1" table:style-name="ce26">
            <text:p>Function Prototypes</text:p>
          </table:table-cell>
          <table:covered-table-cell/>
          <table:table-cell office:value-type="string" table:number-columns-spanned="3" table:number-rows-spanned="1" table:style-name="ce31">
            <text:p>25-30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office:value-type="string" table:number-columns-spanned="3" table:number-rows-spanned="1" table:style-name="ce26">
            <text:p>Always use prototypes</text:p>
          </table:table-cell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5" table:number-columns-spanned="2" table:number-rows-spanned="1" table:style-name="ce25">
            <text:p>5</text:p>
          </table:table-cell>
          <table:covered-table-cell/>
          <table:table-cell office:value-type="string" table:number-columns-spanned="2" table:number-rows-spanned="1" table:style-name="ce26">
            <text:p>Pass by Value</text:p>
          </table:table-cell>
          <table:covered-table-cell/>
          <table:table-cell office:value-type="string" table:number-columns-spanned="3" table:number-rows-spanned="1" table:style-name="ce31">
            <text:p>593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office:value-type="string" table:number-columns-spanned="2" table:number-rows-spanned="1" table:style-name="ce26">
            <text:p>return</text:p>
          </table:table-cell>
          <table:covered-table-cell/>
          <table:table-cell office:value-type="string" table:number-columns-spanned="3" table:number-rows-spanned="1" table:style-name="ce31">
            <text:p>140-141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office:value-type="string" table:number-columns-spanned="3" table:number-rows-spanned="1" table:style-name="ce26">
            <text:p>A value from a function</text:p>
          </table:table-cell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9" table:number-columns-spanned="2" table:number-rows-spanned="1" table:style-name="ce25">
            <text:p>9</text:p>
          </table:table-cell>
          <table:covered-table-cell/>
          <table:table-cell office:value-type="string" table:number-columns-spanned="2" table:number-rows-spanned="1" table:style-name="ce26">
            <text:p>returning boolean</text:p>
          </table:table-cell>
          <table:covered-table-cell/>
          <table:table-cell office:value-type="string" table:number-columns-spanned="3" table:number-rows-spanned="1" table:style-name="ce31">
            <text:p>570,572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10" table:number-columns-spanned="2" table:number-rows-spanned="1" table:style-name="ce25">
            <text:p>10</text:p>
          </table:table-cell>
          <table:covered-table-cell/>
          <table:table-cell office:value-type="string" table:number-columns-spanned="2" table:number-rows-spanned="1" table:style-name="ce26">
            <text:p>Global Variable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string" table:style-name="ce16">
            <text:p>XXX</text:p>
          </table:table-cell>
          <table:table-cell office:value-type="string" table:number-columns-spanned="3" table:number-rows-spanned="1" table:style-name="ce26">
            <text:p>Do not use global variables -100 pts</text:p>
          </table:table-cell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office:value-type="string" table:number-columns-spanned="2" table:number-rows-spanned="1" table:style-name="ce26">
            <text:p>static variables</text:p>
          </table:table-cell>
          <table:covered-table-cell/>
          <table:table-cell office:value-type="string" table:number-columns-spanned="3" table:number-rows-spanned="1" table:style-name="ce31">
            <text:p>128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12" table:number-columns-spanned="2" table:number-rows-spanned="1" table:style-name="ce25">
            <text:p>12</text:p>
          </table:table-cell>
          <table:covered-table-cell/>
          <table:table-cell office:value-type="string" table:number-columns-spanned="2" table:number-rows-spanned="1" table:style-name="ce26">
            <text:p>defaulted arguments</text:p>
          </table:table-cell>
          <table:covered-table-cell/>
          <table:table-cell office:value-type="string" table:number-columns-spanned="3" table:number-rows-spanned="1" table:style-name="ce31">
            <text:p>127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13" table:number-columns-spanned="2" table:number-rows-spanned="1" table:style-name="ce25">
            <text:p>13</text:p>
          </table:table-cell>
          <table:covered-table-cell/>
          <table:table-cell office:value-type="string" table:number-columns-spanned="2" table:number-rows-spanned="1" table:style-name="ce26">
            <text:p>pass by reference</text:p>
          </table:table-cell>
          <table:covered-table-cell/>
          <table:table-cell office:value-type="string" table:number-columns-spanned="3" table:number-rows-spanned="1" table:style-name="ce31">
            <text:p>127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14" table:number-columns-spanned="2" table:number-rows-spanned="1" table:style-name="ce25">
            <text:p>14</text:p>
          </table:table-cell>
          <table:covered-table-cell/>
          <table:table-cell office:value-type="string" table:number-columns-spanned="2" table:number-rows-spanned="1" table:style-name="ce26">
            <text:p>overloading</text:p>
          </table:table-cell>
          <table:covered-table-cell/>
          <table:table-cell office:value-type="string" table:number-columns-spanned="3" table:number-rows-spanned="1" table:style-name="ce31">
            <text:p>26-27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15" table:number-columns-spanned="2" table:number-rows-spanned="1" table:style-name="ce25">
            <text:p>15</text:p>
          </table:table-cell>
          <table:covered-table-cell/>
          <table:table-cell office:value-type="string" table:number-columns-spanned="2" table:number-rows-spanned="1" table:style-name="ce26">
            <text:p>exit() function</text:p>
          </table:table-cell>
          <table:covered-table-cell/>
          <table:table-cell office:value-type="string" table:number-columns-spanned="3" table:number-rows-spanned="1" table:style-name="ce31">
            <text:p>589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Array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1 to 6</text:p>
          </table:table-cell>
          <table:covered-table-cell/>
          <table:table-cell office:value-type="string" table:number-columns-spanned="2" table:number-rows-spanned="1" table:style-name="ce26">
            <text:p>Single Dimensioned Arrays</text:p>
          </table:table-cell>
          <table:covered-table-cell/>
          <table:table-cell office:value-type="string" table:number-columns-spanned="3" table:number-rows-spanned="1" table:style-name="ce31">
            <text:p>58</text:p>
          </table:table-cell>
          <table:covered-table-cell table:number-columns-repeated="2"/>
          <table:table-cell office:value-type="float" office:value="3" table:style-name="ce15">
            <text:p>3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string" table:number-columns-spanned="2" table:number-rows-spanned="1" table:style-name="ce26">
            <text:p>Parallel Array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2" table:style-name="ce15">
            <text:p>2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office:value-type="string" table:number-columns-spanned="2" table:number-rows-spanned="1" table:style-name="ce26">
            <text:p>Single Dimensioned as Function Arg</text:p>
          </table:table-cell>
          <table:covered-table-cell/>
          <table:table-cell office:value-type="string" table:number-columns-spanned="3" table:number-rows-spanned="1" table:style-name="ce32">
            <text:p>593</text:p>
          </table:table-cell>
          <table:covered-table-cell table:number-columns-repeated="2"/>
          <table:table-cell office:value-type="float" office:value="2" table:style-name="ce15">
            <text:p>2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9" table:number-columns-spanned="2" table:number-rows-spanned="1" table:style-name="ce25">
            <text:p>9</text:p>
          </table:table-cell>
          <table:covered-table-cell/>
          <table:table-cell office:value-type="string" table:number-columns-spanned="2" table:number-rows-spanned="1" table:style-name="ce26">
            <text:p>2 Dimensioned Array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2" table:style-name="ce15">
            <text:p>2</text:p>
          </table:table-cell>
          <table:table-cell office:value-type="string" table:number-columns-spanned="3" table:number-rows-spanned="1" table:style-name="ce26">
            <text:p>Emulate style in book/in class repositiory</text:p>
          </table:table-cell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12" table:number-columns-spanned="2" table:number-rows-spanned="1" table:style-name="ce25">
            <text:p>12</text:p>
          </table:table-cell>
          <table:covered-table-cell/>
          <table:table-cell office:value-type="string" table:number-columns-spanned="2" table:number-rows-spanned="1" table:style-name="ce26">
            <text:p>STL Vector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2" table:style-name="ce15">
            <text:p>2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Passing Arrays to and from Function</text:p>
          </table:table-cell>
          <table:covered-table-cell/>
          <table:table-cell office:value-type="string" table:number-columns-spanned="3" table:number-rows-spanned="1" table:style-name="ce32">
            <text:p>593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Passing Vectors to and from Functio</text:p>
          </table:table-cell>
          <table:covered-table-cell/>
          <table:table-cell table:number-columns-spanned="3" table:number-rows-spanned="1" table:style-name="ce32"/>
          <table:covered-table-cell table:number-columns-repeated="2"/>
          <table:table-cell office:value-type="float" office:value="5" table:style-name="ce15">
            <text:p>5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table:number-columns-spanned="2" table:number-rows-spanned="1" table:style-name="ce22"/>
          <table:covered-table-cell/>
          <table:table-cell office:value-type="string" table:number-columns-spanned="2" table:number-rows-spanned="1" table:style-name="ce26">
            <text:p>Searching and Sorting Arrays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3" table:number-columns-spanned="2" table:number-rows-spanned="1" table:style-name="ce25">
            <text:p>3</text:p>
          </table:table-cell>
          <table:covered-table-cell/>
          <table:table-cell office:value-type="string" table:number-columns-spanned="2" table:number-rows-spanned="1" table:style-name="ce26">
            <text:p>Bubble Sort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office:value-type="float" office:value="3" table:number-columns-spanned="2" table:number-rows-spanned="1" table:style-name="ce25">
            <text:p>3</text:p>
          </table:table-cell>
          <table:covered-table-cell/>
          <table:table-cell office:value-type="string" table:number-columns-spanned="2" table:number-rows-spanned="1" table:style-name="ce26">
            <text:p>Selection Sort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office:value-type="float" office:value="1" table:number-columns-spanned="2" table:number-rows-spanned="1" table:style-name="ce25">
            <text:p>1</text:p>
          </table:table-cell>
          <table:covered-table-cell/>
          <table:table-cell office:value-type="string" table:number-columns-spanned="2" table:number-rows-spanned="1" table:style-name="ce26">
            <text:p>Linear or Binary Search</text:p>
          </table:table-cell>
          <table:covered-table-cell/>
          <table:table-cell table:number-columns-spanned="3" table:number-rows-spanned="1" table:style-name="ce31"/>
          <table:covered-table-cell table:number-columns-repeated="2"/>
          <table:table-cell office:value-type="float" office:value="4" table:style-name="ce15">
            <text:p>4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spanned="3" table:number-rows-spanned="1" table:style-name="ce31"/>
          <table:covered-table-cell table:number-columns-repeated="2"/>
          <table:table-cell table:style-name="ce9"/>
          <table:table-cell table:number-columns-spanned="3" table:number-rows-spanned="1" table:style-name="ce22"/>
          <table:covered-table-cell table:number-columns-repeated="2"/>
          <table:table-cell table:number-columns-repeated="16371"/>
        </table:table-row>
        <table:table-row table:style-name="ro8">
          <table:table-cell office:value-type="string" table:number-columns-spanned="2" table:number-rows-spanned="1" table:style-name="ce26">
            <text:p>****** Not r</text:p>
          </table:table-cell>
          <table:covered-table-cell/>
          <table:table-cell office:value-type="string" table:number-columns-spanned="2" table:number-rows-spanned="1" table:style-name="ce26">
            <text:p>equired to</text:p>
          </table:table-cell>
          <table:covered-table-cell/>
          <table:table-cell office:value-type="string" table:number-columns-spanned="2" table:number-rows-spanned="1" table:style-name="ce26">
            <text:p>show</text:p>
          </table:table-cell>
          <table:covered-table-cell/>
          <table:table-cell office:value-type="string" table:number-columns-spanned="3" table:number-rows-spanned="1" table:style-name="ce26">
            <text:p>Total</text:p>
          </table:table-cell>
          <table:covered-table-cell table:number-columns-repeated="2"/>
          <table:table-cell office:value-type="float" office:value="70" table:style-name="ce17">
            <text:p>70</text:p>
          </table:table-cell>
          <table:table-cell office:value-type="string" table:number-columns-spanned="3" table:number-rows-spanned="1" table:style-name="ce26">
            <text:p>Other 30 points from Proj 1 first sheet tab</text:p>
          </table:table-cell>
          <table:covered-table-cell table:number-columns-repeated="2"/>
          <table:table-cell table:number-columns-repeated="16371"/>
        </table:table-row>
        <table:table-row table:number-rows-repeated="104849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integer-digits="1"/>
    </number:number-style>
    <number:number-style style:name="N36">
      <number:number number:decimal-places="0" number:min-integer-digits="1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Online2PDF.com</meta:initial-creator>
    <dc:creator>Nellie</dc:creator>
    <meta:creation-date>2019-06-04T01:58:22Z</meta:creation-date>
    <dc:date>2019-06-04T00:23:31Z</dc:date>
    <meta:editing-duration>PT0S</meta:editing-duration>
  </office:meta>
</office:document-meta>
</file>